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Standard" style:family="paragraph"/>
    <style:style style:name="T3" style:parent-style-name="DefaultParagraphFont" style:family="text">
      <style:text-properties style:font-name="Consolas"/>
    </style:style>
    <style:style style:name="P4" style:parent-style-name="Standard" style:family="paragraph"/>
    <style:style style:name="T5" style:parent-style-name="DefaultParagraphFont" style:family="text">
      <style:text-properties style:font-name="Consolas"/>
    </style:style>
    <style:style style:name="T6" style:parent-style-name="DefaultParagraphFont" style:family="text">
      <style:text-properties style:font-name="Consolas"/>
    </style:style>
    <style:style style:name="T7" style:parent-style-name="DefaultParagraphFont" style:family="text">
      <style:text-properties style:font-name="Consolas"/>
    </style:style>
    <style:style style:name="T8" style:parent-style-name="DefaultParagraphFont" style:family="text">
      <style:text-properties style:font-name="Consolas" style:font-name-complex="Consolas"/>
    </style:style>
    <style:style style:name="P9" style:parent-style-name="Standard" style:family="paragraph"/>
    <style:style style:name="T10" style:parent-style-name="DefaultParagraphFont" style:family="text">
      <style:text-properties style:font-name="Consolas"/>
    </style:style>
    <style:style style:name="T11" style:parent-style-name="DefaultParagraphFont" style:family="text">
      <style:text-properties style:font-name="Consolas"/>
    </style:style>
    <style:style style:name="T12" style:parent-style-name="DefaultParagraphFont" style:family="text">
      <style:text-properties style:font-name="Consolas"/>
    </style:style>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T17" style:parent-style-name="DefaultParagraphFont" style:family="text">
      <style:text-properties style:font-name="Consolas"/>
    </style:style>
    <style:style style:name="T18" style:parent-style-name="DefaultParagraphFont" style:family="text">
      <style:text-properties style:font-name="Consolas" fo:color="#000000"/>
    </style:style>
    <style:style style:name="T19" style:parent-style-name="DefaultParagraphFont" style:family="text">
      <style:text-properties style:font-name="Consolas"/>
    </style:style>
  </office:automatic-styles>
  <office:body>
    <office:text text:use-soft-page-breaks="true">
      <text:h text:style-name="P1" text:outline-level="1">Análisis de sentimientos con Hadoop</text:h>
      <text:h text:style-name="Heading2" text:outline-level="2">Sistemas Distribuidos de Procesamiento de Datos</text:h>
      <text:p text:style-name="Standard">Miguel Ángel Monjas Llorente</text:p>
      <text:p text:style-name="Standard"/>
      <text:p text:style-name="Standard">Descripción del código</text:p>
      <text:p text:style-name="Standard">La funcionalidad principal es la referida a la<text:s/>búsqueda del sentimiento medio por unidad geográfica. Como tal, se han elegido los estados de Estados Unidos, por varias razones: la abundancia de tweets provenientes de Estados Unidos<text:s/>y la relativa facilidad para encontrar cuál es el estado de procedencia. La salida del proceso es un fichero CVS conteniendo el nombre del estado, los tweets analizados para dicho estado y un indicador numérico de sentimiento.</text:p>
      <text:p text:style-name="Standard"/>
      <text:p text:style-name="Standard">Se efectuarán dos funcionalidades de mapeo simultáneamente, una asociada a la determinación del estado y otra asociada a la detección de hashtags (otra posibilidad podría ser encadenar dos funciones de mapeo, pero se prefiere el mapeo simultáneo dado que hay que en cualquiera de las dos hay que recorrer todas las palabras del tweet).<text:s/>La funcionalidad de mapeo se efectúa siguiendo los siguientes pasos:</text:p>
      <text:list text:style-name="LFO2" text:continue-numbering="true">
        <text:list-item>
          <text:p text:style-name="P2">Los tweets se leen uno<text:s/>y se cargan con<text:s/><text:span text:style-name="T3">json.loads</text:span><text:s/>uno a uno.</text:p>
        </text:list-item>
        <text:list-item>
          <text:p text:style-name="P4">Se extrae el valor asociado a las claves<text:s/><text:span text:style-name="T5">text</text:span><text:s/>(texto del tweet),<text:s/><text:span text:style-name="T6">lang</text:span><text:s/>(idioma), id_str (identificador del tweet)<text:s/>y<text:s/><text:span text:style-name="T7">place</text:span><text:s/>(que proporciona la<text:s/>información de localización; se prefiere esa a la contenida en la clave<text:s/><text:span text:style-name="T8">location</text:span>). La existencia de estas claves se controla mediante excepciones. Si alguna de las claves falta, se omite el tweet del análisis y se pasa al siguiente.</text:p>
        </text:list-item>
        <text:list-item>
          <text:p text:style-name="P9">Solo se consideran<text:s/>tweets en inglés (idioma:<text:s/><text:span text:style-name="T10">en</text:span>) y provenientes de Estados Unidos (clave asociada al valor<text:s/><text:span text:style-name="T11">country_code</text:span><text:s/>en place:<text:s/><text:span text:style-name="T12">US</text:span>), prescindiéndose del resto.</text:p>
        </text:list-item>
        <text:list-item>
          <text:p text:style-name="P13">Para cada tweet se determina cuál es el estado del que proviene, utilizando un fichero de texto compuesto al efecto: us_states.txt. La información del estado se extrae del valor asociado a la clave full_name, en el que suele aparecer la abreviatura del estado asociado al tweet.</text:p>
        </text:list-item>
        <text:list-item>
          <text:p text:style-name="P14">Se extraen las palabras contenidas en el texto del tweet. Solo se consideran palabras con caracteres alfanuméricos<text:s/>o con el relacionado con los hashtags (#).</text:p>
        </text:list-item>
        <text:list-item>
          <text:p text:style-name="P15">Para todas aquellas palabras identificadas como hashtags (comienzan con #), se emite, como salida del mapper un par clave-valor con el hashtag (completo) como clave y un uno como valor (el valor es realmente irrelevante). Para todas las palabras (incluyendo los hashtags, a los que se les elimina el carácter hash), se emite como salida del mapper un par clave-valor en el que la clave es el identificador del tweet y como valor se incluye una tupla (estado, palabra).</text:p>
        </text:list-item>
      </text:list>
      <text:p text:style-name="Standard"/>
      <text:p text:style-name="Standard">Se efecuarán dos operaciones de reducción<text:s/></text:p>
      <text:list text:style-name="LFO2" text:continue-numbering="true">
        <text:list-item>
          <text:p text:style-name="P16">, se extrae un indicador numérico del sentimiento a partir del diccionario<text:s/><text:span text:style-name="T17">AFFIN111.txt</text:span></text:p>
        </text:list-item>
      </text:list>
      <text:p text:style-name="Standard"/>
      <text:p text:style-name="Standard">Estrategias de ejecución</text:p>
      <text:p text:style-name="Standard"/>
      <text:p text:style-name="Standard">Evaluación<text:s/>de la escalabilidad</text:p>
      <text:p text:style-name="Standard"/>
      <text:p text:style-name="Standard">En una primera versión, el esquema de map-reduce ejecutaba gran parte de las tareas en el mapper, concretamente las relativas al cálculo de la felicidad por tweet (puede verse en mapper_ng.py y el consiguiente reducer_ng-py). Aunque este enfoque es abordable considerando que los tweets están limitados a 140 caracteres (esto es, no habrá nunca más de unas pocas decenas de palabras), no sería<text:s/><text:soft-page-break/>el adecuado en escenarios en los que, en vez de tweets, se estuviesen considerando textos de longitud mayor.</text:p>
      <text:p text:style-name="Standard"/>
      <text:p text:style-name="Standard">Comentarios personales</text:p>
      <text:p text:style-name="Standard">La práctica parecía aparentemente “fácil” (lo es, de hecho), pero ha planteado diversas dificultades fruto, en general, de la falta de experiencia con sistemas HDFS y MapReduce en general. Se ha perseguido la ejecución del código tanto en Hortonworks Sandbox como en Amazon Elastic MapReduce, con resultados diversos.</text:p>
      <text:p text:style-name="Standard"/>
      <text:p text:style-name="Standard">La mayor dificultad de la ejecución en Hortonworks Sandbox, más allá de las no siempre evidentes formas de interactuar con la máquina virtual (el acceso ha de hacerse a través de un cliente ssh y no a través de la consola; el HDFS File System ha de inicializarse; el hostname del cluster es<text:s/><text:span text:style-name="T18">sandbox.hortonworks.com</text:span>, por poner algunos ejemplos), ha tenido dos vertientes: que hay que tener en cuenta, como en mi<text:s/>caso, que hay que convertir la codificación de los ficheros de Windows a CentOS (<text:span text:style-name="T19">dos2unix</text:span>), y que los scripts Python que implementan las funcionalidades de map y reduce deben ser autocontenidos y usar solo los paquetes estándar. Aunque es posible instalar<text:s/>nuevos paquetes de Python, estos son ignorados en la ejecución, por lo que, como mucho, es posible cargar datos desde ficheros de texto, pero no importar funciones o datos desde otros scripts Python.</text:p>
      <text:p text:style-name="Standard"/>
      <text:p text:style-name="Standard">El tiempo dedicado está en el entorno de las 20<text:s/>horas, contando aquí no solo la programación del código sino la gestión tanto de Hortonworks Sandbox como la, fallida, ejecución en EM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Heading1Char" style:display-name="Heading 1 Char" style:family="text" style:parent-style-name="DefaultParagraphFont">
      <style:text-properties style:font-name="Calibri Light" style:font-name-asian="Times New Roman" style:font-name-complex="Mangal" fo:color="#2E74B5"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E74B5"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guel-Angel Monjas</meta:initial-creator>
    <dc:creator>Miguel-Angel Monjas</dc:creator>
    <meta:creation-date>2016-11-21T11:23:00Z</meta:creation-date>
    <dc:date>2016-11-21T11:23:00Z</dc:date>
    <meta:template xlink:href="Normal.dotm" xlink:type="simple"/>
    <meta:editing-cycles>2</meta:editing-cycles>
    <meta:editing-duration>PT360S</meta:editing-duration>
    <meta:document-statistic meta:page-count="2" meta:paragraph-count="9" meta:word-count="685" meta:character-count="4586" meta:row-count="32" meta:non-whitespace-character-count="3910"/>
  </office:meta>
</office:document-meta>
</file>